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764cm" fo:min-width="5.816cm" fo:padding-top="0.142cm" fo:padding-bottom="0.142cm" fo:padding-left="0.267cm" fo:padding-right="0.26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1.643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draw:fill="none" fo:min-height="0.73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outline1">
      <style:graphic-properties draw:auto-grow-height="true" draw:fit-to-size="false" style:shrink-to-fit="false" fo:min-height="0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text-properties fo:font-size="30pt" style:font-size-asian="30pt" style:font-size-complex="30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margin-top="0cm" fo:margin-bottom="0cm"/>
      <style:text-properties fo:font-size="20pt" style:font-size-asian="20pt" style:font-size-complex="20pt"/>
    </style:style>
    <style:style style:name="P5" style:family="paragraph">
      <style:paragraph-properties fo:margin-top="0cm" fo:margin-bottom="0cm"/>
    </style:style>
    <style:style style:name="P6" style:family="paragraph">
      <style:paragraph-properties fo:margin-left="0cm" fo:margin-right="0cm" fo:margin-top="0cm" fo:margin-bottom="0cm" fo:text-indent="0cm" style:text-autospace="ideograph-alpha" style:punctuation-wrap="hanging"/>
      <style:text-properties fo:color="#000000" style:font-name="Source Sans Pro Semibold" fo:font-size="14pt" fo:font-weight="600" style:letter-kerning="true" style:font-name-asian="源ノ角ゴシック Bold" style:font-size-asian="14pt" style:font-weight-asian="bold" style:font-name-complex="FreeSans" style:font-size-complex="14pt"/>
    </style:style>
    <style:style style:name="P7" style:family="paragraph">
      <style:paragraph-properties fo:margin-top="0cm" fo:margin-bottom="0cm"/>
      <style:text-properties fo:color="#000000" fo:font-size="14pt" style:font-size-asian="14pt" style:font-size-complex="14pt"/>
    </style:style>
    <style:style style:name="P8" style:family="paragraph">
      <style:paragraph-properties fo:margin-left="0cm" fo:margin-right="0cm" fo:margin-top="0cm" fo:margin-bottom="0.508cm" fo:text-indent="0cm" style:text-autospace="ideograph-alpha" style:punctuation-wrap="hanging"/>
      <style:text-properties fo:color="#000000" style:font-name="Source Sans Pro Semibold" fo:font-size="14pt" fo:font-weight="600" style:letter-kerning="true" style:font-name-asian="源ノ角ゴシック Bold" style:font-size-asian="14pt" style:font-weight-asian="bold" style:font-name-complex="FreeSans" style:font-size-complex="14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text-properties fo:font-size="14pt" style:font-size-asian="14pt" style:font-size-complex="14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color="#000000" fo:font-size="20pt" style:font-size-asian="20pt" style:font-size-complex="20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666666" fo:font-size="14pt" style:font-size-asian="14pt" style:font-size-complex="14pt"/>
    </style:style>
    <style:style style:name="T5" style:family="text">
      <style:text-properties style:use-window-font-color="true" fo:font-size="14pt" style:font-size-asian="14pt" style:font-size-complex="14pt"/>
    </style:style>
    <style:style style:name="T6" style:family="text">
      <style:text-properties fo:color="#666666" fo:font-size="14pt" fo:background-color="transparent" style:font-size-asian="14pt" style:font-size-complex="1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666666"/>
    </style:style>
    <style:style style:name="T9" style:family="text">
      <style:text-properties fo:color="#000000" style:font-name="Source Sans Pro Semibold" fo:font-size="14pt" fo:font-weight="600" style:letter-kerning="true" style:font-name-asian="源ノ角ゴシック Bold" style:font-size-asian="14pt" style:font-weight-asian="bold" style:font-name-complex="FreeSans" style:font-size-complex="14pt"/>
    </style:style>
    <style:style style:name="T10" style:family="text">
      <style:text-properties fo:color="#666666" style:font-name="Source Sans Pro Semibold" fo:font-size="14pt" fo:font-weight="600" style:letter-kerning="true" style:font-name-asian="源ノ角ゴシック Bold" style:font-size-asian="14pt" style:font-weight-asian="bold" style:font-name-complex="FreeSans" style:font-size-complex="14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color="#000000" style:font-name="Source Sans Pro Semibold" fo:font-size="20pt" fo:font-weight="600" style:letter-kerning="true" style:font-name-asian="源ノ角ゴシック Bold" style:font-size-asian="20pt" style:font-weight-asian="bold" style:font-name-complex="Free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cm" svg:y="9.614cm" presentation:class="title" presentation:user-transformed="true">
          <draw:text-box>
            <text:p>Complex Question answering on Knowledge Bases and Text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Huang X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Complexity of ComplexQA dataset</text:span></text:p>
          </draw:text-box>
        </draw:frame>
        <draw:frame presentation:style-name="pr5" draw:text-style-name="P3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2">Question with constraint</text:span></text:p>
                <text:p text:style-name="P3"><text:span text:style-name="T3">1. What educational institution with men's basketball sports team named Temple </text:span><text:span text:style-name="T3">Owls did Kevin Hart go to school? (and relation type) </text:span></text:p>
                <text:p text:style-name="P4"><text:span text:style-name="T4">ns:m.0ggp1n ns:people.person.education ?y .</text:span></text:p>
                <text:p text:style-name="P4"><text:span text:style-name="T4">?y ns:education.education.institution ?x .</text:span></text:p>
                <text:p text:style-name="P4"><text:span text:style-name="T4">?x ns:education.educational_institution.sports_teams ns:m.03yfq3l .</text:span></text:p>
                <text:p text:style-name="P4"><text:span text:style-name="T3"/></text:p>
                <text:p><text:span text:style-name="T5">2. What country located in the Greenwich Mean Time Zone that is the main trading </text:span><text:span text:style-name="T5">partner of China? (or relation type)</text:span></text:p>
                <text:p text:style-name="P5"><text:span text:style-name="T6">{ </text:span></text:p>
                <text:p text:style-name="P5"><text:span text:style-name="T6"><text:s text:c="2"/></text:span><text:span text:style-name="T6">ns:m.0d05w3 ns:location.statistical_region.places_exported_to ?y .</text:span></text:p>
                <text:p text:style-name="P5"><text:span text:style-name="T6"><text:s text:c="2"/></text:span><text:span text:style-name="T6">?y ns:location.imports_and_exports.exported_to ?x . </text:span></text:p>
                <text:p text:style-name="P5"><text:span text:style-name="T6">}</text:span></text:p>
                <text:p text:style-name="P5"><text:span text:style-name="T6">UNION</text:span></text:p>
                <text:p text:style-name="P5"><text:span text:style-name="T6">{</text:span></text:p>
                <text:p text:style-name="P5"><text:span text:style-name="T6"><text:s text:c="2"/></text:span><text:span text:style-name="T6">ns:m.0d05w3 ns:location.statistical_region.places_imported_from ?y .</text:span></text:p>
                <text:p text:style-name="P5"><text:span text:style-name="T6"><text:s text:c="2"/></text:span><text:span text:style-name="T6">?y ns:location.imports_and_exports.imported_from ?x . </text:span></text:p>
                <text:p text:style-name="P5"><text:span text:style-name="T6">}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Complexity of ComplexQA dataset</text:span></text:p>
          </draw:text-box>
        </draw:frame>
        <draw:frame presentation:style-name="pr7" draw:text-style-name="P7" draw:layer="layout" svg:width="26cm" svg:height="11.842cm" svg:x="1cm" svg:y="5.5cm" presentation:class="outline" presentation:user-transformed="true">
          <draw:text-box>
            <text:list text:style-name="L2">
              <text:list-item>
                <text:p text:style-name="P6"><text:span text:style-name="T7">Question with order by and filter operation</text:span></text:p>
                <text:p text:style-name="P6"/>
                <text:p text:style-name="P6">1. when is the last time the the team has a team moscot named Lou Seal won the world series?</text:p>
                <text:p text:style-name="P6"/>
                <text:p text:style-name="P6"><text:span text:style-name="T8">?c ns:sports.sports_team.team_mascot ns:m.03_dwn . </text:span></text:p>
                <text:p text:style-name="P6"><text:span text:style-name="T8">?c ns:sports.sports_team.championships ?x .</text:span></text:p>
                <text:p text:style-name="P6"><text:span text:style-name="T8">?x ns:time.event.start_date ?sk0 .</text:span></text:p>
                <text:p text:style-name="P6"><text:span text:style-name="T8">}</text:span></text:p>
                <text:p text:style-name="P6"><text:span text:style-name="T8">ORDER BY DESC(xsd:datetime(?sk0))</text:span></text:p>
                <text:p text:style-name="P6"/>
                <text:p text:style-name="P6"><text:span text:style-name="T9">2. Who is the leader of the country that has national anthem Allhu Akbar?</text:span></text:p>
                <text:p text:style-name="P6"><text:span text:style-name="T9"/></text:p>
                <text:p text:style-name="P6"><text:span text:style-name="T10">FILTER(NOT EXISTS {?y ns:government.government_position_held.from ?sk0} || </text:span></text:p>
                <text:p text:style-name="P6"><text:span text:style-name="T10">EXISTS {?y ns:government.government_position_held.from ?sk1 . </text:span></text:p>
                <text:p text:style-name="P6"><text:span text:style-name="T10">FILTER(xsd:datetime(?sk1) &lt;= "2015-08-10"^^xsd:dateTime) })</text:span></text:p>
                <text:p text:style-name="P6"><text:span text:style-name="T10">FILTER(NOT EXISTS {?y ns:government.government_position_held.to ?sk2} || </text:span></text:p>
                <text:p text:style-name="P6"><text:span text:style-name="T10">EXISTS {?y ns:government.government_position_held.to ?sk3 . </text:span></text:p>
                <text:p text:style-name="P6"><text:span text:style-name="T10">FILTER(xsd:datetime(?sk3) &gt;= "2015-08-10"^^xsd:dateTime)</text:span>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Complexity of ComplexQA dataset</text:span></text:p>
          </draw:text-box>
        </draw:frame>
        <draw:frame presentation:style-name="pr7" draw:text-style-name="P7" draw:layer="layout" svg:width="26cm" svg:height="8.362cm" svg:x="1cm" svg:y="5.5cm" presentation:class="outline" presentation:user-transformed="true">
          <draw:text-box>
            <text:list text:style-name="L2">
              <text:list-item>
                <text:p text:style-name="P6"><text:span text:style-name="T7">Ambiguous Question</text:span></text:p>
                <text:p text:style-name="P6"/>
                <text:p text:style-name="P6"><text:span text:style-name="T9">1. what movies has miley cyrus been in</text:span></text:p>
                <text:p text:style-name="P6"/>
                <text:p text:style-name="P6"><text:span text:style-name="T10">ns:m.0bdxs5 ns:film.actor.film ?y .</text:span></text:p>
                <text:p text:style-name="P6"><text:span text:style-name="T10">?y ns:film.performance.film ?x .</text:span></text:p>
                <text:p text:style-name="P6"><text:span text:style-name="T10">?x ns:film.film.starring ?c .</text:span></text:p>
                <text:p text:style-name="P6"><text:span text:style-name="T10">?c ns:film.performance.character ns:g.121cr_v1 .</text:span></text:p>
                <text:p text:style-name="P6"><text:span text:style-name="T10"/></text:p>
                <text:p text:style-name="P6"><text:span text:style-name="T9">2. Which countries speak Portugsese?</text:span></text:p>
                <text:p text:style-name="P6"><text:span text:style-name="T9"/></text:p>
                <text:p text:style-name="P6"><text:span text:style-name="T10">?c ns:common.topic.image ns:m.0ccjyhs . </text:span></text:p>
                <text:p text:style-name="P6"><text:span text:style-name="T10">?c ns:language.human_language.countries_spoken_in ?x .</text:span>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Complexity of ComplexQA dataset</text:span></text:p>
          </draw:text-box>
        </draw:frame>
        <draw:frame presentation:style-name="pr7" draw:text-style-name="P7" draw:layer="layout" svg:width="26cm" svg:height="8.362cm" svg:x="1cm" svg:y="5.5cm" presentation:class="outline" presentation:user-transformed="true">
          <draw:text-box>
            <text:list text:style-name="L2">
              <text:list-item>
                <text:p text:style-name="P6"><text:span text:style-name="T7">Ambiguous Question</text:span></text:p>
                <text:p text:style-name="P6"/>
                <text:p text:style-name="P6"><text:span text:style-name="T9">1. what movies has miley cyrus been in</text:span></text:p>
                <text:p text:style-name="P6"/>
                <text:p text:style-name="P6"><text:span text:style-name="T10">ns:m.0bdxs5 ns:film.actor.film ?y .</text:span></text:p>
                <text:p text:style-name="P6"><text:span text:style-name="T10">?y ns:film.performance.film ?x .</text:span></text:p>
                <text:p text:style-name="P6"><text:span text:style-name="T10">?x ns:film.film.starring ?c .</text:span></text:p>
                <text:p text:style-name="P6"><text:span text:style-name="T10">?c ns:film.performance.character ns:g.121cr_v1 .</text:span></text:p>
                <text:p text:style-name="P6"><text:span text:style-name="T10"/></text:p>
                <text:p text:style-name="P6"><text:span text:style-name="T9">2. Which countries speak Portugsese?</text:span></text:p>
                <text:p text:style-name="P6"><text:span text:style-name="T9"/></text:p>
                <text:p text:style-name="P6"><text:span text:style-name="T10">?c ns:common.topic.image ns:m.0ccjyhs . </text:span></text:p>
                <text:p text:style-name="P6"><text:span text:style-name="T10">?c ns:language.human_language.countries_spoken_in ?x .</text:span>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Complexity of ComplexQA dataset</text:span></text:p>
          </draw:text-box>
        </draw:frame>
        <draw:frame presentation:style-name="pr7" draw:text-style-name="P7" draw:layer="layout" svg:width="26cm" svg:height="8.002cm" svg:x="1cm" svg:y="5.5cm" presentation:class="outline" presentation:user-transformed="true">
          <draw:text-box>
            <text:list text:style-name="L2">
              <text:list-item>
                <text:p text:style-name="P6"><text:span text:style-name="T7">Other complexity characteristic</text:span></text:p>
                <text:p text:style-name="P6"/>
                <text:p text:style-name="P8"><text:span text:style-name="T9">a. Questions can be answered by different hop</text:span></text:p>
                <text:p text:style-name="P8"><text:span text:style-name="T9">b. Loop question which answers are topic entities.</text:span></text:p>
                <text:p text:style-name="P8"><text:span text:style-name="T9">c. Questions with multiple topic entities and multiple answers.</text:span></text:p>
                <text:p text:style-name="P8"><text:span text:style-name="T9">d. Questions with variant length of path leading to answers.</text:span></text:p>
                <text:p text:style-name="P8"><text:span text:style-name="T9">e. Huge knowledge graph containing 8k+ relations could be hard for finding </text:span><text:span text:style-name="T9">relations.</text:span></text:p>
                <text:p text:style-name="P6"><text:span text:style-name="T9"/></text:p>
                <text:p text:style-name="P6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New Approach applied to complexQA</text:span></text:p>
          </draw:text-box>
        </draw:frame>
        <draw:custom-shape draw:style-name="gr2" draw:text-style-name="P10" draw:layer="layout" svg:width="6.35cm" svg:height="3.048cm" svg:x="4.892cm" svg:y="5.803cm">
          <text:p text:style-name="P9">Question + </text:p>
          <text:p text:style-name="P9">Topic entities</text:p>
          <draw:enhanced-geometry svg:viewBox="0 0 21600 21600" draw:type="rectangle" draw:enhanced-path="M 0 0 L 21600 0 21600 21600 0 21600 0 0 Z N"/>
        </draw:custom-shape>
        <draw:custom-shape draw:style-name="gr2" draw:text-style-name="P10" draw:layer="layout" svg:width="6.35cm" svg:height="3.048cm" svg:x="17.084cm" svg:y="5.803cm">
          <text:p text:style-name="P9">1-hop relations </text:p>
          <text:p text:style-name="P9">prediction</text:p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11.242cm" svg:y1="7.327cm" svg:x2="17.084cm" svg:y2="7.327cm">
          <text:p text:style-name="P9"/>
        </draw:line>
        <draw:frame draw:style-name="gr4" draw:text-style-name="P11" draw:layer="layout" svg:width="5.146cm" svg:height="1.739cm" svg:x="11.684cm" svg:y="5.334cm">
          <draw:text-box>
            <text:p><text:span text:style-name="T11">Extract relations</text:span></text:p>
            <text:p><text:span text:style-name="T11"><text:s/></text:span><text:span text:style-name="T11">related to topic </text:span></text:p>
            <text:p><text:span text:style-name="T11">entities as candidates</text:span></text:p>
          </draw:text-box>
        </draw:frame>
        <draw:custom-shape draw:style-name="gr2" draw:text-style-name="P10" draw:layer="layout" svg:width="6.35cm" svg:height="3.048cm" svg:x="4.892cm" svg:y="11.391cm">
          <text:p text:style-name="P9">2-hop relations </text:p>
          <text:p text:style-name="P9">prediction</text:p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17.084cm" svg:y1="7.327cm" svg:x2="7.94cm" svg:y2="11.391cm">
          <text:p/>
        </draw:line>
        <draw:frame draw:style-name="gr4" draw:text-style-name="P11" draw:layer="layout" svg:width="4.939cm" svg:height="2.235cm" svg:x="4.318cm" svg:y="9.105cm">
          <draw:text-box>
            <text:p><text:span text:style-name="T11">Extract relations</text:span></text:p>
            <text:p><text:span text:style-name="T11"><text:s/></text:span><text:span text:style-name="T11">related to 1-hop </text:span></text:p>
            <text:p><text:span text:style-name="T11">intermediate entities</text:span></text:p>
            <text:p><text:span text:style-name="T11"><text:s/></text:span><text:span text:style-name="T11">as candidates</text:span></text:p>
          </draw:text-box>
        </draw:frame>
        <draw:custom-shape draw:style-name="gr2" draw:text-style-name="P10" draw:layer="layout" svg:width="6.35cm" svg:height="3.048cm" svg:x="17.084cm" svg:y="11.391cm">
          <text:p text:style-name="P9">3-hop relations </text:p>
          <text:p text:style-name="P9">prediction</text:p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11.242cm" svg:y1="12.915cm" svg:x2="17.084cm" svg:y2="12.915cm">
          <text:p/>
        </draw:line>
        <draw:frame draw:style-name="gr4" draw:text-style-name="P11" draw:layer="layout" svg:width="4.939cm" svg:height="2.235cm" svg:x="11.891cm" svg:y="10.375cm">
          <draw:text-box>
            <text:p><text:span text:style-name="T11">Extract relations</text:span></text:p>
            <text:p><text:span text:style-name="T11"><text:s/></text:span><text:span text:style-name="T11">related to 2-hop </text:span></text:p>
            <text:p><text:span text:style-name="T11">intermediate entities</text:span></text:p>
            <text:p><text:span text:style-name="T11"><text:s/></text:span><text:span text:style-name="T11">as candidates</text:span></text:p>
          </draw:text-box>
        </draw:frame>
        <draw:custom-shape draw:style-name="gr2" draw:text-style-name="P10" draw:layer="layout" svg:width="6.35cm" svg:height="3.048cm" svg:x="10.668cm" svg:y="16.002cm">
          <text:p text:style-name="P9">Answer prediction</text:p>
          <draw:enhanced-geometry svg:viewBox="0 0 21600 21600" draw:type="rectangle" draw:enhanced-path="M 0 0 L 21600 0 21600 21600 0 21600 0 0 Z N"/>
        </draw:custom-shape>
        <draw:line draw:style-name="gr3" draw:text-style-name="P10" draw:layer="layout" svg:x1="17.084cm" svg:y1="12.915cm" svg:x2="13.716cm" svg:y2="16.002cm">
          <text:p/>
        </draw:line>
        <draw:line draw:style-name="gr3" draw:text-style-name="P10" draw:layer="layout" svg:x1="17.134cm" svg:y1="7.278cm" svg:x2="7.99cm" svg:y2="11.342cm">
          <text:p/>
        </draw:line>
        <draw:frame draw:style-name="gr4" draw:text-style-name="P11" draw:layer="layout" svg:width="6.001cm" svg:height="2.235cm" svg:x="17.367cm" svg:y="15.545cm">
          <draw:text-box>
            <text:p><text:span text:style-name="T11">Use 3-hop relations </text:span></text:p>
            <text:p><text:span text:style-name="T11">and intermediate entities </text:span></text:p>
            <text:p><text:span text:style-name="T11">as candidate for </text:span></text:p>
            <text:p><text:span text:style-name="T11">answer prediction</text:span></text:p>
          </draw:text-box>
        </draw:frame>
        <draw:frame draw:style-name="gr4" draw:text-style-name="P12" draw:layer="layout" svg:width="8.981cm" svg:height="3.151cm" svg:x="0.671cm" svg:y="14.986cm">
          <draw:text-box>
            <text:p><text:span text:style-name="T12">Note:</text:span></text:p>
            <text:p><text:span text:style-name="T12">1. Each K-hop relations prediction </text:span></text:p>
            <text:p><text:span text:style-name="T12">module is trained separately.</text:span></text:p>
            <text:p><text:span text:style-name="T12">2. Answer prediction module is </text:span></text:p>
            <text:p><text:span text:style-name="T12">also trained separatel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New Approach applied to complexQA</text:span></text:p>
          </draw:text-box>
        </draw:frame>
        <draw:frame draw:style-name="gr5" draw:text-style-name="P13" draw:layer="layout" svg:width="20.458cm" svg:height="1.893cm" svg:x="1.894cm" svg:y="5.334cm">
          <draw:text-box>
            <text:p><text:span text:style-name="T13">K-hop relation prediction module</text:span></text:p>
          </draw:text-box>
        </draw:frame>
        <draw:frame draw:style-name="gr4" draw:text-style-name="P14" draw:layer="layout" svg:width="22.668cm" svg:height="3.936cm" svg:x="1.894cm" svg:y="6.858cm">
          <draw:text-box>
            <text:p>For each K-hop relation prediction, we would use 1 to K-1 relations as </text:p>
            <text:p>constraint feature.</text:p>
            <text:p/>
            <text:p>For example, for a 3-hop question, we would use relations including</text:p>
            <text:p>[r1, r2, *] as features for the prediction of r3.</text:p>
          </draw:text-box>
        </draw:frame>
        <draw:frame draw:style-name="gr6" draw:text-style-name="P9" draw:layer="layout" svg:width="4.368cm" svg:height="0.542cm" svg:x="10.11cm" svg:y="11.1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text-style-name="P9" draw:layer="layout" svg:width="3.845cm" svg:height="0.542cm" svg:x="10.379cm" svg:y="11.9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text-style-name="P9" draw:layer="layout" svg:width="3.281cm" svg:height="0.542cm" svg:x="10.379cm" svg:y="12.6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9" draw:layer="layout" svg:width="4.215cm" svg:height="0.513cm" svg:x="10.009cm" svg:y="13.4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4" draw:layer="layout" svg:width="25.458cm" svg:height="3.936cm" svg:x="1.778cm" svg:y="14.352cm">
          <draw:text-box>
            <text:p>The relation embedding is looked up in the relation embedding table.</text:p>
            <text:p>The final relations are ranked by their similarity score between question and </text:p>
            <text:p>relation embedding.</text:p>
            <text:p>A special relation “EOD” is added to specify this question doesn’t need further</text:p>
            <text:p>relation prediction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Subgraph generation module performance</text:span></text:p>
          </draw:text-box>
        </draw:frame>
        <draw:frame draw:style-name="gr5" draw:text-style-name="P13" draw:layer="layout" svg:width="20.458cm" svg:height="1.893cm" svg:x="1.894cm" svg:y="5.334cm">
          <draw:text-box>
            <text:p><text:span text:style-name="T13">Performance of K-hop relation prediction</text:span></text:p>
          </draw:text-box>
        </draw:frame>
        <draw:frame draw:style-name="standard" draw:layer="layout" svg:width="14.098cm" svg:height="6cm" svg:x="6.737cm" svg:y="9.0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Metrics</text:p>
              </table:table-cell>
              <table:table-cell table:style-name="ce1">
                <text:p text:style-name="P15"><text:span text:style-name="T12">1-hop relation prediction</text:span></text:p>
              </table:table-cell>
              <table:table-cell>
                <text:p><text:span text:style-name="T12">2-hop relation prediction</text:span></text:p>
              </table:table-cell>
              <table:table-cell>
                <text:p><text:span text:style-name="T12">3-hop relation prediction</text:span></text:p>
              </table:table-cell>
            </table:table-row>
            <table:table-row table:style-name="ro1" table:default-cell-style-name="gray2">
              <table:table-cell>
                <text:p>Hit@1</text:p>
              </table:table-cell>
              <table:table-cell>
                <text:p>80.2%</text:p>
              </table:table-cell>
              <table:table-cell>
                <text:p>65.3%</text:p>
              </table:table-cell>
              <table:table-cell>
                <text:p>69.9%</text:p>
              </table:table-cell>
            </table:table-row>
            <table:table-row table:style-name="ro2" table:default-cell-style-name="gray1">
              <table:table-cell>
                <text:p>Recall (Top-3)</text:p>
              </table:table-cell>
              <table:table-cell>
                <text:p>83.5%</text:p>
              </table:table-cell>
              <table:table-cell>
                <text:p>70.6%</text:p>
              </table:table-cell>
              <table:table-cell>
                <text:p>71.9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4" draw:layer="layout" svg:width="25.428cm" svg:height="1.725cm" svg:x="1.894cm" svg:y="6.858cm">
          <draw:text-box>
            <text:p>We always choose K=3 for all questions. </text:p>
            <text:p>So the 3-hop relation prediction is the final subgraph generation performance.</text:p>
          </draw:text-box>
        </draw:frame>
        <draw:frame draw:style-name="gr7" draw:text-style-name="P13" draw:layer="layout" svg:width="25.428cm" svg:height="1.725cm" svg:x="2.004cm" svg:y="15.748cm">
          <draw:text-box>
            <text:p>The metric is measured by the exact relation chain occurred in the ground truth path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1">Example of K-hop relation prediction</text:span></text:p>
          </draw:text-box>
        </draw:frame>
        <draw:frame draw:style-name="gr5" draw:text-style-name="P13" draw:layer="layout" svg:width="20.458cm" svg:height="1.893cm" svg:x="1.894cm" svg:y="5.334cm">
          <draw:text-box>
            <text:p><text:span text:style-name="T13">Question</text:span></text:p>
          </draw:text-box>
        </draw:frame>
        <draw:frame draw:style-name="gr4" draw:text-style-name="P14" draw:layer="layout" svg:width="17.359cm" svg:height="0.988cm" svg:x="1.894cm" svg:y="6.858cm">
          <draw:text-box>
            <text:p>when is the last time the giants won the world series</text:p>
          </draw:text-box>
        </draw:frame>
        <draw:frame draw:style-name="gr4" draw:text-style-name="P14" draw:layer="layout" svg:width="24.26cm" svg:height="1.725cm" svg:x="1.974cm" svg:y="9.906cm">
          <draw:text-box>
            <text:p>[['sports.sports_team.team_mascot']]</text:p>
            <text:p>[['sports.sports_team.team_mascot', 'sports.sports_team.championships']]</text:p>
          </draw:text-box>
        </draw:frame>
        <draw:frame draw:style-name="gr5" draw:text-style-name="P13" draw:layer="layout" svg:width="20.458cm" svg:height="1.893cm" svg:x="1.894cm" svg:y="8.521cm">
          <draw:text-box>
            <text:p><text:span text:style-name="T13">Ground </text:span><text:span text:style-name="T13">truth </text:span><text:span text:style-name="T13">path</text:span></text:p>
          </draw:text-box>
        </draw:frame>
        <draw:frame draw:style-name="gr5" draw:text-style-name="P13" draw:layer="layout" svg:width="20.458cm" svg:height="1.893cm" svg:x="1.894cm" svg:y="12.192cm">
          <draw:text-box>
            <text:p><text:span text:style-name="T13">Predicted path</text:span></text:p>
          </draw:text-box>
        </draw:frame>
        <draw:frame draw:style-name="gr7" draw:text-style-name="P13" draw:layer="layout" svg:width="25.906cm" svg:height="2.462cm" svg:x="1.894cm" svg:y="13.462cm">
          <draw:text-box>
            <text:p>['sports.sports_team.team_mascot', </text:p>
            <text:p>'sports.sports_team.championships',</text:p>
            <text:p><text:s/>'EOD'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4T22:25:29.217028291</meta:creation-date>
    <meta:editing-duration>PT1H9M29S</meta:editing-duration>
    <meta:editing-cycles>15</meta:editing-cycles>
    <meta:generator>LibreOffice/6.0.7.3$Linux_X86_64 LibreOffice_project/00m0$Build-3</meta:generator>
    <dc:title>Midnightblue</dc:title>
    <dc:date>2020-01-14T23:57:07.361361635</dc:date>
    <meta:document-statistic meta:object-count="116"/>
  </office:meta>
</office:document-meta>
</file>

<file path=Object 1/content.xml><?xml version="1.0" encoding="utf-8"?>
<math xmlns="http://www.w3.org/1998/Math/MathML" display="block">
  <semantics>
    <mrow>
      <mrow>
        <msub>
          <mi>q</mi>
          <mi mathvariant="italic">emb</mi>
        </msub>
        <mo stretchy="false">=</mo>
        <mi mathvariant="italic">LSTM</mi>
      </mrow>
      <mrow>
        <mo fence="true" stretchy="false">(</mo>
        <mrow>
          <mrow>
            <msub>
              <mi>q</mi>
              <mn>1,</mn>
            </msub>
            <msub>
              <mi>q</mi>
              <mrow>
                <mn>2,.</mn>
                <mn>..</mn>
              </mrow>
            </msub>
            <mi>,</mi>
            <msub>
              <mi>q</mi>
              <mi>n</mi>
            </msub>
          </mrow>
        </mrow>
        <mo fence="true" stretchy="false">)</mo>
      </mrow>
    </mrow>
    <annotation encoding="StarMath 5.0">q_emb = LSTM(q_1, q_2,...,q_n)
</annotation>
  </semantics>
</math>
</file>

<file path=Object 2/content.xml><?xml version="1.0" encoding="utf-8"?>
<math xmlns="http://www.w3.org/1998/Math/MathML" display="block">
  <semantics>
    <mrow>
      <mrow>
        <msub>
          <mi>r</mi>
          <mi mathvariant="italic">emb</mi>
        </msub>
        <mo stretchy="false">=</mo>
        <mi mathvariant="italic">LSTM</mi>
      </mrow>
      <mrow>
        <mo fence="true" stretchy="false">(</mo>
        <mrow>
          <mrow>
            <msub>
              <mi>r</mi>
              <mn>1,</mn>
            </msub>
            <msub>
              <mi>r</mi>
              <mn>2,</mn>
            </msub>
            <msub>
              <mi>r</mi>
              <mn>3</mn>
            </msub>
          </mrow>
        </mrow>
        <mo fence="true" stretchy="false">)</mo>
      </mrow>
    </mrow>
    <annotation encoding="StarMath 5.0">r_emb = LSTM( r_1, r_2, r_3)</annotation>
  </semantics>
</math>
</file>

<file path=Object 3/content.xml><?xml version="1.0" encoding="utf-8"?>
<math xmlns="http://www.w3.org/1998/Math/MathML" display="block">
  <semantics>
    <mrow>
      <mrow>
        <msub>
          <mi>r</mi>
          <mi mathvariant="italic">emb</mi>
        </msub>
        <mo stretchy="false">=</mo>
        <mi mathvariant="italic">Dense</mi>
      </mrow>
      <mrow>
        <mo fence="true" stretchy="false">(</mo>
        <mrow>
          <msub>
            <mi>r</mi>
            <mi mathvariant="italic">emb</mi>
          </msub>
        </mrow>
        <mo fence="true" stretchy="false">)</mo>
      </mrow>
    </mrow>
    <annotation encoding="StarMath 5.0">r_emb = Dense( r_emb
 )</annotation>
  </semantics>
</math>
</file>

<file path=Object 4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q</mi>
              <mi>,</mi>
              <mi>r</mi>
            </mrow>
          </mrow>
          <mo fence="true" stretchy="false">)</mo>
        </mrow>
        <mo stretchy="false">=</mo>
        <mi mathvariant="italic">sigmoid</mi>
      </mrow>
      <mrow>
        <mo fence="true" stretchy="false">(</mo>
        <mrow>
          <mrow>
            <mi>q</mi>
            <mo stretchy="false">∗</mo>
            <mi>r</mi>
          </mrow>
        </mrow>
        <mo fence="true" stretchy="false">)</mo>
      </mrow>
    </mrow>
    <annotation encoding="StarMath 5.0">S( q,r ) = sigmoid(q * r)</annotation>
  </semantics>
</math>
</file>